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5.17mm"/>
    </style:style>
    <style:style style:name="co7" style:family="table-column">
      <style:table-column-properties fo:break-before="auto" style:column-width="11.98mm"/>
    </style:style>
    <style:style style:name="ro1" style:family="table-row">
      <style:table-row-properties style:row-height="4.39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0"/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60"/>
    <style:style style:name="ce5" style:family="table-cell" style:parent-style-name="Default" style:data-style-name="N1">
      <style:table-cell-properties fo:background-color="#66ffff"/>
    </style:style>
    <style:style style:name="ce6" style:family="table-cell" style:parent-style-name="Default" style:data-style-name="N1"/>
    <style:style style:name="ce7" style:family="table-cell" style:parent-style-name="Default" style:data-style-name="N2"/>
    <style:style style:name="ce8" style:family="table-cell" style:parent-style-name="Default">
      <style:table-cell-properties fo:background-color="#00ff66"/>
    </style:style>
    <style:style style:name="ce9" style:family="table-cell" style:parent-style-name="Default" style:data-style-name="N1">
      <style:table-cell-properties fo:background-color="#00ff66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ce6"/>
        <table:table-column table:style-name="co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>
            <text:p>INPUT</text:p>
          </table:table-cell>
          <table:table-cell table:number-columns-repeated="11"/>
        </table:table-row>
        <table:table-row table:style-name="ro1">
          <table:table-cell office:value-type="string">
            <text:p>number of PT100:</text:p>
          </table:table-cell>
          <table:table-cell/>
          <table:table-cell table:style-name="ce3" office:value-type="float" office:value="3">
            <text:p>3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Vref Pt100</text:p>
          </table:table-cell>
          <table:table-cell table:style-name="ce3" office:value-type="float" office:value="5">
            <text:p>5</text:p>
          </table:table-cell>
          <table:table-cell office:value-type="string">
            <text:p>Vref A/D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1</text:p>
          </table:table-cell>
          <table:table-cell table:style-name="ce3" office:value-type="float" office:value="1000">
            <text:p>1000</text:p>
          </table:table-cell>
          <table:table-cell table:number-columns-repeated="4"/>
          <table:table-cell office:value-type="string">
            <text:p>copy the green block to sour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style-name="ce4" office:value-type="float" office:value="0.0039083">
            <text:p>3.91E-003</text:p>
          </table:table-cell>
          <table:table-cell table:number-columns-repeated="4"/>
          <table:table-cell table:style-name="ce8" table:number-columns-repeated="3"/>
          <table:table-cell table:style-name="ce9"/>
          <table:table-cell table:style-name="ce8"/>
        </table:table-row>
        <table:table-row table:style-name="ro1">
          <table:table-cell/>
          <table:table-cell office:value-type="string">
            <text:p>B</text:p>
          </table:table-cell>
          <table:table-cell table:style-name="ce4" office:value-type="float" office:value="-0.0000005775">
            <text:p>-5.78E-007</text:p>
          </table:table-cell>
          <table:table-cell table:number-columns-repeated="4"/>
          <table:table-cell table:style-name="ce8" table:number-columns-repeated="3"/>
          <table:table-cell table:style-name="ce9"/>
          <table:table-cell table:style-name="ce8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8" office:value-type="string">
            <text:p>struct conv_table ad_to_temp[]={</text:p>
          </table:table-cell>
          <table:table-cell table:style-name="ce8" table:number-columns-repeated="2"/>
          <table:table-cell table:style-name="ce9"/>
          <table:table-cell table:style-name="ce8"/>
        </table:table-row>
        <table:table-row table:style-name="ro1">
          <table:table-cell office:value-type="string">
            <text:p>temp</text:p>
          </table:table-cell>
          <table:table-cell office:value-type="string">
            <text:p>RPt100</text:p>
          </table:table-cell>
          <table:table-cell office:value-type="string">
            <text:p>sumPt100</text:p>
          </table:table-cell>
          <table:table-cell office:value-type="string">
            <text:p>Vin</text:p>
          </table:table-cell>
          <table:table-cell office:value-type="string">
            <text:p>AD</text:p>
          </table:table-cell>
          <table:table-cell table:number-columns-repeated="2"/>
          <table:table-cell table:style-name="ce8" office:value-type="string">
            <text:p>//</text:p>
          </table:table-cell>
          <table:table-cell table:style-name="ce8" office:value-type="string">
            <text:p>AD value</text:p>
          </table:table-cell>
          <table:table-cell table:style-name="ce8"/>
          <table:table-cell table:style-name="ce9" office:value-type="string">
            <text:p>temp*10</text:p>
          </table:table-cell>
          <table:table-cell table:style-name="ce8"/>
        </table:table-row>
        <table:table-row table:style-name="ro1">
          <table:table-cell office:value-type="float" office:value="0">
            <text:p>0</text:p>
          </table:table-cell>
          <table:table-cell table:style-name="ce1" table:formula="of:=100*(1+[.$C$6]*[.A10]+[.$C$7]*[.A10]*[.A10])" office:value-type="float" office:value="100">
            <text:p>100.0</text:p>
          </table:table-cell>
          <table:table-cell table:style-name="ce1" table:formula="of:=[.$C$3]*[.B10]" office:value-type="float" office:value="300">
            <text:p>300.0</text:p>
          </table:table-cell>
          <table:table-cell table:style-name="ce7" table:formula="of:=[.$C$4]*[.C10]/([.C10]+[.$C$5])" office:value-type="float" office:value="1.15384615384615">
            <text:p>1.15</text:p>
          </table:table-cell>
          <table:table-cell table:formula="of:=INT([.D10]/[.$E$4]*65536)" office:value-type="float" office:value="15123">
            <text:p>15123</text:p>
          </table:table-cell>
          <table:table-cell table:number-columns-repeated="2"/>
          <table:table-cell table:style-name="ce8" office:value-type="string">
            <text:p><text:s text:c="2"/>{</text:p>
          </table:table-cell>
          <table:table-cell table:style-name="ce9" table:formula="of:=[.E10]" office:value-type="float" office:value="15123">
            <text:p>15123</text:p>
          </table:table-cell>
          <table:table-cell table:style-name="ce9" office:value-type="string">
            <text:p>,</text:p>
          </table:table-cell>
          <table:table-cell table:style-name="ce9" table:formula="of:=[.A10]*10" office:value-type="float" office:value="0">
            <text:p>0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table:formula="of:=[.A10]+10" office:value-type="float" office:value="10">
            <text:p>10</text:p>
          </table:table-cell>
          <table:table-cell table:style-name="ce1" table:formula="of:=100*(1+[.$C$6]*[.A11]+[.$C$7]*[.A11]*[.A11])" office:value-type="float" office:value="103.902525">
            <text:p>103.9</text:p>
          </table:table-cell>
          <table:table-cell table:style-name="ce1" table:formula="of:=[.$C$3]*[.B11]" office:value-type="float" office:value="311.707575">
            <text:p>311.7</text:p>
          </table:table-cell>
          <table:table-cell table:style-name="ce7" table:formula="of:=[.$C$4]*[.C11]/([.C11]+[.$C$5])" office:value-type="float" office:value="1.18817479193104">
            <text:p>1.19</text:p>
          </table:table-cell>
          <table:table-cell table:formula="of:=INT([.D11]/[.$E$4]*65536)" office:value-type="float" office:value="15573">
            <text:p>15573</text:p>
          </table:table-cell>
          <table:table-cell table:number-columns-repeated="2"/>
          <table:table-cell table:style-name="ce8" office:value-type="string">
            <text:p><text:s text:c="2"/>{</text:p>
          </table:table-cell>
          <table:table-cell table:style-name="ce9" table:formula="of:=[.E11]" office:value-type="float" office:value="15573">
            <text:p>15573</text:p>
          </table:table-cell>
          <table:table-cell table:style-name="ce9" office:value-type="string">
            <text:p>,</text:p>
          </table:table-cell>
          <table:table-cell table:style-name="ce9" table:formula="of:=[.A11]*10" office:value-type="float" office:value="100">
            <text:p>100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table:formula="of:=[.A11]+10" office:value-type="float" office:value="20">
            <text:p>20</text:p>
          </table:table-cell>
          <table:table-cell table:style-name="ce1" table:formula="of:=100*(1+[.$C$6]*[.A12]+[.$C$7]*[.A12]*[.A12])" office:value-type="float" office:value="107.7935">
            <text:p>107.8</text:p>
          </table:table-cell>
          <table:table-cell table:style-name="ce1" table:formula="of:=[.$C$3]*[.B12]" office:value-type="float" office:value="323.3805">
            <text:p>323.4</text:p>
          </table:table-cell>
          <table:table-cell table:style-name="ce7" table:formula="of:=[.$C$4]*[.C12]/([.C12]+[.$C$5])" office:value-type="float" office:value="1.22179713241959">
            <text:p>1.22</text:p>
          </table:table-cell>
          <table:table-cell table:formula="of:=INT([.D12]/[.$E$4]*65536)" office:value-type="float" office:value="16014">
            <text:p>16014</text:p>
          </table:table-cell>
          <table:table-cell table:number-columns-repeated="2"/>
          <table:table-cell table:style-name="ce8" office:value-type="string">
            <text:p><text:s text:c="2"/>{</text:p>
          </table:table-cell>
          <table:table-cell table:style-name="ce9" table:formula="of:=[.E12]" office:value-type="float" office:value="16014">
            <text:p>16014</text:p>
          </table:table-cell>
          <table:table-cell table:style-name="ce9" office:value-type="string">
            <text:p>,</text:p>
          </table:table-cell>
          <table:table-cell table:style-name="ce9" table:formula="of:=[.A12]*10" office:value-type="float" office:value="200">
            <text:p>200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table:formula="of:=[.A12]+10" office:value-type="float" office:value="30">
            <text:p>30</text:p>
          </table:table-cell>
          <table:table-cell table:style-name="ce1" table:formula="of:=100*(1+[.$C$6]*[.A13]+[.$C$7]*[.A13]*[.A13])" office:value-type="float" office:value="111.672925">
            <text:p>111.7</text:p>
          </table:table-cell>
          <table:table-cell table:style-name="ce1" table:formula="of:=[.$C$3]*[.B13]" office:value-type="float" office:value="335.018775">
            <text:p>335.0</text:p>
          </table:table-cell>
          <table:table-cell table:style-name="ce7" table:formula="of:=[.$C$4]*[.C13]/([.C13]+[.$C$5])" office:value-type="float" office:value="1.2547343201222">
            <text:p>1.25</text:p>
          </table:table-cell>
          <table:table-cell table:formula="of:=INT([.D13]/[.$E$4]*65536)" office:value-type="float" office:value="16446">
            <text:p>16446</text:p>
          </table:table-cell>
          <table:table-cell table:number-columns-repeated="2"/>
          <table:table-cell table:style-name="ce8" office:value-type="string">
            <text:p><text:s text:c="2"/>{</text:p>
          </table:table-cell>
          <table:table-cell table:style-name="ce9" table:formula="of:=[.E13]" office:value-type="float" office:value="16446">
            <text:p>16446</text:p>
          </table:table-cell>
          <table:table-cell table:style-name="ce9" office:value-type="string">
            <text:p>,</text:p>
          </table:table-cell>
          <table:table-cell table:style-name="ce9" table:formula="of:=[.A13]*10" office:value-type="float" office:value="300">
            <text:p>300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table:formula="of:=[.A13]+10" office:value-type="float" office:value="40">
            <text:p>40</text:p>
          </table:table-cell>
          <table:table-cell table:style-name="ce1" table:formula="of:=100*(1+[.$C$6]*[.A14]+[.$C$7]*[.A14]*[.A14])" office:value-type="float" office:value="115.5408">
            <text:p>115.5</text:p>
          </table:table-cell>
          <table:table-cell table:style-name="ce1" table:formula="of:=[.$C$3]*[.B14]" office:value-type="float" office:value="346.6224">
            <text:p>346.6</text:p>
          </table:table-cell>
          <table:table-cell table:style-name="ce7" table:formula="of:=[.$C$4]*[.C14]/([.C14]+[.$C$5])" office:value-type="float" office:value="1.28700666200117">
            <text:p>1.29</text:p>
          </table:table-cell>
          <table:table-cell table:formula="of:=INT([.D14]/[.$E$4]*65536)" office:value-type="float" office:value="16869">
            <text:p>16869</text:p>
          </table:table-cell>
          <table:table-cell table:number-columns-repeated="2"/>
          <table:table-cell table:style-name="ce8" office:value-type="string">
            <text:p><text:s text:c="2"/>{</text:p>
          </table:table-cell>
          <table:table-cell table:style-name="ce9" table:formula="of:=[.E14]" office:value-type="float" office:value="16869">
            <text:p>16869</text:p>
          </table:table-cell>
          <table:table-cell table:style-name="ce9" office:value-type="string">
            <text:p>,</text:p>
          </table:table-cell>
          <table:table-cell table:style-name="ce9" table:formula="of:=[.A14]*10" office:value-type="float" office:value="400">
            <text:p>400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table:formula="of:=[.A14]+10" office:value-type="float" office:value="50">
            <text:p>50</text:p>
          </table:table-cell>
          <table:table-cell table:style-name="ce1" table:formula="of:=100*(1+[.$C$6]*[.A15]+[.$C$7]*[.A15]*[.A15])" office:value-type="float" office:value="119.397125">
            <text:p>119.4</text:p>
          </table:table-cell>
          <table:table-cell table:style-name="ce1" table:formula="of:=[.$C$3]*[.B15]" office:value-type="float" office:value="358.191375">
            <text:p>358.2</text:p>
          </table:table-cell>
          <table:table-cell table:style-name="ce7" table:formula="of:=[.$C$4]*[.C15]/([.C15]+[.$C$5])" office:value-type="float" office:value="1.3186336682487">
            <text:p>1.32</text:p>
          </table:table-cell>
          <table:table-cell table:formula="of:=INT([.D15]/[.$E$4]*65536)" office:value-type="float" office:value="17283">
            <text:p>17283</text:p>
          </table:table-cell>
          <table:table-cell table:number-columns-repeated="2"/>
          <table:table-cell table:style-name="ce8" office:value-type="string">
            <text:p><text:s text:c="2"/>{</text:p>
          </table:table-cell>
          <table:table-cell table:style-name="ce9" table:formula="of:=[.E15]" office:value-type="float" office:value="17283">
            <text:p>17283</text:p>
          </table:table-cell>
          <table:table-cell table:style-name="ce9" office:value-type="string">
            <text:p>,</text:p>
          </table:table-cell>
          <table:table-cell table:style-name="ce9" table:formula="of:=[.A15]*10" office:value-type="float" office:value="500">
            <text:p>500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table:formula="of:=[.A15]+10" office:value-type="float" office:value="60">
            <text:p>60</text:p>
          </table:table-cell>
          <table:table-cell table:style-name="ce1" table:formula="of:=100*(1+[.$C$6]*[.A16]+[.$C$7]*[.A16]*[.A16])" office:value-type="float" office:value="123.2419">
            <text:p>123.2</text:p>
          </table:table-cell>
          <table:table-cell table:style-name="ce1" table:formula="of:=[.$C$3]*[.B16]" office:value-type="float" office:value="369.7257">
            <text:p>369.7</text:p>
          </table:table-cell>
          <table:table-cell table:style-name="ce7" table:formula="of:=[.$C$4]*[.C16]/([.C16]+[.$C$5])" office:value-type="float" office:value="1.34963409097164">
            <text:p>1.35</text:p>
          </table:table-cell>
          <table:table-cell table:formula="of:=INT([.D16]/[.$E$4]*65536)" office:value-type="float" office:value="17689">
            <text:p>17689</text:p>
          </table:table-cell>
          <table:table-cell table:number-columns-repeated="2"/>
          <table:table-cell table:style-name="ce8" office:value-type="string">
            <text:p><text:s text:c="2"/>{</text:p>
          </table:table-cell>
          <table:table-cell table:style-name="ce9" table:formula="of:=[.E16]" office:value-type="float" office:value="17689">
            <text:p>17689</text:p>
          </table:table-cell>
          <table:table-cell table:style-name="ce9" office:value-type="string">
            <text:p>,</text:p>
          </table:table-cell>
          <table:table-cell table:style-name="ce9" table:formula="of:=[.A16]*10" office:value-type="float" office:value="600">
            <text:p>600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table:formula="of:=[.A16]+10" office:value-type="float" office:value="70">
            <text:p>70</text:p>
          </table:table-cell>
          <table:table-cell table:style-name="ce1" table:formula="of:=100*(1+[.$C$6]*[.A17]+[.$C$7]*[.A17]*[.A17])" office:value-type="float" office:value="127.075125">
            <text:p>127.1</text:p>
          </table:table-cell>
          <table:table-cell table:style-name="ce1" table:formula="of:=[.$C$3]*[.B17]" office:value-type="float" office:value="381.225375">
            <text:p>381.2</text:p>
          </table:table-cell>
          <table:table-cell table:style-name="ce7" table:formula="of:=[.$C$4]*[.C17]/([.C17]+[.$C$5])" office:value-type="float" office:value="1.38002596064382">
            <text:p>1.38</text:p>
          </table:table-cell>
          <table:table-cell table:formula="of:=INT([.D17]/[.$E$4]*65536)" office:value-type="float" office:value="18088">
            <text:p>18088</text:p>
          </table:table-cell>
          <table:table-cell table:number-columns-repeated="2"/>
          <table:table-cell table:style-name="ce8" office:value-type="string">
            <text:p><text:s text:c="2"/>{</text:p>
          </table:table-cell>
          <table:table-cell table:style-name="ce9" table:formula="of:=[.E17]" office:value-type="float" office:value="18088">
            <text:p>18088</text:p>
          </table:table-cell>
          <table:table-cell table:style-name="ce9" office:value-type="string">
            <text:p>,</text:p>
          </table:table-cell>
          <table:table-cell table:style-name="ce9" table:formula="of:=[.A17]*10" office:value-type="float" office:value="700">
            <text:p>700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table:formula="of:=[.A17]+10" office:value-type="float" office:value="80">
            <text:p>80</text:p>
          </table:table-cell>
          <table:table-cell table:style-name="ce1" table:formula="of:=100*(1+[.$C$6]*[.A18]+[.$C$7]*[.A18]*[.A18])" office:value-type="float" office:value="130.8968">
            <text:p>130.9</text:p>
          </table:table-cell>
          <table:table-cell table:style-name="ce1" table:formula="of:=[.$C$3]*[.B18]" office:value-type="float" office:value="392.6904">
            <text:p>392.7</text:p>
          </table:table-cell>
          <table:table-cell table:style-name="ce7" table:formula="of:=[.$C$4]*[.C18]/([.C18]+[.$C$5])" office:value-type="float" office:value="1.40982662047502">
            <text:p>1.41</text:p>
          </table:table-cell>
          <table:table-cell table:formula="of:=INT([.D18]/[.$E$4]*65536)" office:value-type="float" office:value="18478">
            <text:p>18478</text:p>
          </table:table-cell>
          <table:table-cell table:number-columns-repeated="2"/>
          <table:table-cell table:style-name="ce8" office:value-type="string">
            <text:p><text:s text:c="2"/>{</text:p>
          </table:table-cell>
          <table:table-cell table:style-name="ce9" table:formula="of:=[.E18]" office:value-type="float" office:value="18478">
            <text:p>18478</text:p>
          </table:table-cell>
          <table:table-cell table:style-name="ce9" office:value-type="string">
            <text:p>,</text:p>
          </table:table-cell>
          <table:table-cell table:style-name="ce9" table:formula="of:=[.A18]*10" office:value-type="float" office:value="800">
            <text:p>800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table:formula="of:=[.A18]+10" office:value-type="float" office:value="90">
            <text:p>90</text:p>
          </table:table-cell>
          <table:table-cell table:style-name="ce1" table:formula="of:=100*(1+[.$C$6]*[.A19]+[.$C$7]*[.A19]*[.A19])" office:value-type="float" office:value="134.706925">
            <text:p>134.7</text:p>
          </table:table-cell>
          <table:table-cell table:style-name="ce1" table:formula="of:=[.$C$3]*[.B19]" office:value-type="float" office:value="404.120775">
            <text:p>404.1</text:p>
          </table:table-cell>
          <table:table-cell table:style-name="ce7" table:formula="of:=[.$C$4]*[.C19]/([.C19]+[.$C$5])" office:value-type="float" office:value="1.43905275883408">
            <text:p>1.44</text:p>
          </table:table-cell>
          <table:table-cell table:formula="of:=INT([.D19]/[.$E$4]*65536)" office:value-type="float" office:value="18861">
            <text:p>18861</text:p>
          </table:table-cell>
          <table:table-cell table:number-columns-repeated="2"/>
          <table:table-cell table:style-name="ce8" office:value-type="string">
            <text:p><text:s text:c="2"/>{</text:p>
          </table:table-cell>
          <table:table-cell table:style-name="ce9" table:formula="of:=[.E19]" office:value-type="float" office:value="18861">
            <text:p>18861</text:p>
          </table:table-cell>
          <table:table-cell table:style-name="ce9" office:value-type="string">
            <text:p>,</text:p>
          </table:table-cell>
          <table:table-cell table:style-name="ce9" table:formula="of:=[.A19]*10" office:value-type="float" office:value="900">
            <text:p>900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table:formula="of:=[.A19]+10" office:value-type="float" office:value="100">
            <text:p>100</text:p>
          </table:table-cell>
          <table:table-cell table:style-name="ce1" table:formula="of:=100*(1+[.$C$6]*[.A20]+[.$C$7]*[.A20]*[.A20])" office:value-type="float" office:value="138.5055">
            <text:p>138.5</text:p>
          </table:table-cell>
          <table:table-cell table:style-name="ce1" table:formula="of:=[.$C$3]*[.B20]" office:value-type="float" office:value="415.5165">
            <text:p>415.5</text:p>
          </table:table-cell>
          <table:table-cell table:style-name="ce7" table:formula="of:=[.$C$4]*[.C20]/([.C20]+[.$C$5])" office:value-type="float" office:value="1.46772043985358">
            <text:p>1.47</text:p>
          </table:table-cell>
          <table:table-cell table:formula="of:=INT([.D20]/[.$E$4]*65536)" office:value-type="float" office:value="19237">
            <text:p>19237</text:p>
          </table:table-cell>
          <table:table-cell table:number-columns-repeated="2"/>
          <table:table-cell table:style-name="ce8" office:value-type="string">
            <text:p><text:s text:c="2"/>{</text:p>
          </table:table-cell>
          <table:table-cell table:style-name="ce9" table:formula="of:=[.E20]" office:value-type="float" office:value="19237">
            <text:p>19237</text:p>
          </table:table-cell>
          <table:table-cell table:style-name="ce9" office:value-type="string">
            <text:p>,</text:p>
          </table:table-cell>
          <table:table-cell table:style-name="ce9" table:formula="of:=[.A20]*10" office:value-type="float" office:value="1000">
            <text:p>1000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table:number-columns-repeated="7"/>
          <table:table-cell table:style-name="ce8" office:value-type="string">
            <text:p><text:s text:c="2"/>{</text:p>
          </table:table-cell>
          <table:table-cell table:style-name="ce9" office:value-type="float" office:value="65535">
            <text:p>65535</text:p>
          </table:table-cell>
          <table:table-cell table:style-name="ce9" office:value-type="string">
            <text:p>,</text:p>
          </table:table-cell>
          <table:table-cell table:style-name="ce9" office:value-type="float" office:value="1001">
            <text:p>1001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table:number-columns-repeated="7"/>
          <table:table-cell table:style-name="ce8" office:value-type="string">
            <text:p>};</text:p>
          </table:table-cell>
          <table:table-cell table:style-name="ce8" table:number-columns-repeated="2"/>
          <table:table-cell table:style-name="ce9"/>
          <table:table-cell table:style-name="ce8"/>
        </table:table-row>
        <table:table-row table:style-name="ro1">
          <table:table-cell table:number-columns-repeated="7"/>
          <table:table-cell table:style-name="ce8" table:number-columns-repeated="3"/>
          <table:table-cell table:style-name="ce9"/>
          <table:table-cell table:style-name="ce8"/>
        </table:table-row>
        <table:table-row table:style-name="ro1">
          <table:table-cell office:value-type="string">
            <text:p>OUTPUT:</text:p>
          </table:table-cell>
          <table:table-cell table:number-columns-repeated="6"/>
          <table:table-cell table:style-name="ce8" table:number-columns-repeated="3"/>
          <table:table-cell table:style-name="ce9"/>
          <table:table-cell table:style-name="ce8"/>
        </table:table-row>
        <table:table-row table:style-name="ro1">
          <table:table-cell/>
          <table:table-cell office:value-type="string">
            <text:p>Vref</text:p>
          </table:table-cell>
          <table:table-cell office:value-type="float" office:value="4.096">
            <text:p>4.096</text:p>
          </table:table-cell>
          <table:table-cell table:number-columns-repeated="4"/>
          <table:table-cell table:style-name="ce8" office:value-type="string">
            <text:p>struct conv_table temp_to_da[]={</text:p>
          </table:table-cell>
          <table:table-cell table:style-name="ce8" table:number-columns-repeated="2"/>
          <table:table-cell table:style-name="ce9"/>
          <table:table-cell table:style-name="ce8"/>
        </table:table-row>
        <table:table-row table:style-name="ro1">
          <table:table-cell office:value-type="string">
            <text:p>temp</text:p>
          </table:table-cell>
          <table:table-cell office:value-type="string">
            <text:p>voltage</text:p>
          </table:table-cell>
          <table:table-cell office:value-type="string">
            <text:p>DA value</text:p>
          </table:table-cell>
          <table:table-cell table:number-columns-repeated="4"/>
          <table:table-cell table:style-name="ce8" office:value-type="string">
            <text:p>//</text:p>
          </table:table-cell>
          <table:table-cell table:style-name="ce8" office:value-type="string">
            <text:p>temp*10</text:p>
          </table:table-cell>
          <table:table-cell table:style-name="ce8"/>
          <table:table-cell table:style-name="ce9" office:value-type="string">
            <text:p>DA value</text:p>
          </table:table-cell>
          <table:table-cell table:style-name="ce8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  <table:table-cell table:number-columns-repeated="4"/>
          <table:table-cell table:style-name="ce8" office:value-type="string">
            <text:p><text:s text:c="2"/>{</text:p>
          </table:table-cell>
          <table:table-cell table:style-name="ce8" table:formula="of:=[.A27]*10" office:value-type="float" office:value="0">
            <text:p>0</text:p>
          </table:table-cell>
          <table:table-cell table:style-name="ce8" office:value-type="string">
            <text:p>,</text:p>
          </table:table-cell>
          <table:table-cell table:style-name="ce9" table:formula="of:=[.C27]" office:value-type="float" office:value="255">
            <text:p>255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" table:formula="of:=[.B29]+([.A29]-[.A28])/([.A30]-[.A29])*([.B29]-[.B30])" office:value-type="float" office:value="4.05">
            <text:p>4.05</text:p>
          </table:table-cell>
          <table:table-cell table:style-name="ce5" table:formula="of:=[.B28]/[.$C$25]*256" office:value-type="float" office:value="253.125">
            <text:p>253</text:p>
          </table:table-cell>
          <table:table-cell table:number-columns-repeated="4"/>
          <table:table-cell table:style-name="ce8" office:value-type="string">
            <text:p><text:s text:c="2"/>{</text:p>
          </table:table-cell>
          <table:table-cell table:style-name="ce8" table:formula="of:=[.A28]*10" office:value-type="float" office:value="100">
            <text:p>100</text:p>
          </table:table-cell>
          <table:table-cell table:style-name="ce8" office:value-type="string">
            <text:p>,</text:p>
          </table:table-cell>
          <table:table-cell table:style-name="ce9" table:formula="of:=[.C28]" office:value-type="float" office:value="253.125">
            <text:p>253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.65">
            <text:p>3.65</text:p>
          </table:table-cell>
          <table:table-cell table:style-name="ce6" table:formula="of:=[.B29]/[.$C$25]*256" office:value-type="float" office:value="228.125">
            <text:p>228</text:p>
          </table:table-cell>
          <table:table-cell table:number-columns-repeated="4"/>
          <table:table-cell table:style-name="ce8" office:value-type="string">
            <text:p><text:s text:c="2"/>{</text:p>
          </table:table-cell>
          <table:table-cell table:style-name="ce8" table:formula="of:=[.A29]*10" office:value-type="float" office:value="180">
            <text:p>180</text:p>
          </table:table-cell>
          <table:table-cell table:style-name="ce8" office:value-type="string">
            <text:p>,</text:p>
          </table:table-cell>
          <table:table-cell table:style-name="ce9" table:formula="of:=[.C29]" office:value-type="float" office:value="228.125">
            <text:p>228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45">
            <text:p>3.45</text:p>
          </table:table-cell>
          <table:table-cell table:style-name="ce6" table:formula="of:=[.B30]/[.$C$25]*256" office:value-type="float" office:value="215.625">
            <text:p>216</text:p>
          </table:table-cell>
          <table:table-cell table:number-columns-repeated="4"/>
          <table:table-cell table:style-name="ce8" office:value-type="string">
            <text:p><text:s text:c="2"/>{</text:p>
          </table:table-cell>
          <table:table-cell table:style-name="ce8" table:formula="of:=[.A30]*10" office:value-type="float" office:value="220">
            <text:p>220</text:p>
          </table:table-cell>
          <table:table-cell table:style-name="ce8" office:value-type="string">
            <text:p>,</text:p>
          </table:table-cell>
          <table:table-cell table:style-name="ce9" table:formula="of:=[.C30]" office:value-type="float" office:value="215.625">
            <text:p>216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12">
            <text:p>3.12</text:p>
          </table:table-cell>
          <table:table-cell table:style-name="ce6" table:formula="of:=[.B31]/[.$C$25]*256" office:value-type="float" office:value="195">
            <text:p>195</text:p>
          </table:table-cell>
          <table:table-cell table:number-columns-repeated="4"/>
          <table:table-cell table:style-name="ce8" office:value-type="string">
            <text:p><text:s text:c="2"/>{</text:p>
          </table:table-cell>
          <table:table-cell table:style-name="ce8" table:formula="of:=[.A31]*10" office:value-type="float" office:value="290">
            <text:p>290</text:p>
          </table:table-cell>
          <table:table-cell table:style-name="ce8" office:value-type="string">
            <text:p>,</text:p>
          </table:table-cell>
          <table:table-cell table:style-name="ce9" table:formula="of:=[.C31]" office:value-type="float" office:value="195">
            <text:p>195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.4">
            <text:p>2.4</text:p>
          </table:table-cell>
          <table:table-cell table:style-name="ce6" table:formula="of:=[.B32]/[.$C$25]*256" office:value-type="float" office:value="150">
            <text:p>150</text:p>
          </table:table-cell>
          <table:table-cell table:number-columns-repeated="4"/>
          <table:table-cell table:style-name="ce8" office:value-type="string">
            <text:p><text:s text:c="2"/>{</text:p>
          </table:table-cell>
          <table:table-cell table:style-name="ce8" table:formula="of:=[.A32]*10" office:value-type="float" office:value="420">
            <text:p>420</text:p>
          </table:table-cell>
          <table:table-cell table:style-name="ce8" office:value-type="string">
            <text:p>,</text:p>
          </table:table-cell>
          <table:table-cell table:style-name="ce9" table:formula="of:=[.C32]" office:value-type="float" office:value="150">
            <text:p>150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.1">
            <text:p>2.1</text:p>
          </table:table-cell>
          <table:table-cell table:style-name="ce6" table:formula="of:=[.B33]/[.$C$25]*256" office:value-type="float" office:value="131.25">
            <text:p>131</text:p>
          </table:table-cell>
          <table:table-cell table:number-columns-repeated="4"/>
          <table:table-cell table:style-name="ce8" office:value-type="string">
            <text:p><text:s text:c="2"/>{</text:p>
          </table:table-cell>
          <table:table-cell table:style-name="ce8" table:formula="of:=[.A33]*10" office:value-type="float" office:value="480">
            <text:p>480</text:p>
          </table:table-cell>
          <table:table-cell table:style-name="ce8" office:value-type="string">
            <text:p>,</text:p>
          </table:table-cell>
          <table:table-cell table:style-name="ce9" table:formula="of:=[.C33]" office:value-type="float" office:value="131.25">
            <text:p>131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.9">
            <text:p>1.9</text:p>
          </table:table-cell>
          <table:table-cell table:style-name="ce6" table:formula="of:=[.B34]/[.$C$25]*256" office:value-type="float" office:value="118.75">
            <text:p>119</text:p>
          </table:table-cell>
          <table:table-cell table:number-columns-repeated="4"/>
          <table:table-cell table:style-name="ce8" office:value-type="string">
            <text:p><text:s text:c="2"/>{</text:p>
          </table:table-cell>
          <table:table-cell table:style-name="ce8" table:formula="of:=[.A34]*10" office:value-type="float" office:value="520">
            <text:p>520</text:p>
          </table:table-cell>
          <table:table-cell table:style-name="ce8" office:value-type="string">
            <text:p>,</text:p>
          </table:table-cell>
          <table:table-cell table:style-name="ce9" table:formula="of:=[.C34]" office:value-type="float" office:value="118.75">
            <text:p>119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.68">
            <text:p>1.68</text:p>
          </table:table-cell>
          <table:table-cell table:style-name="ce6" table:formula="of:=[.B35]/[.$C$25]*256" office:value-type="float" office:value="105">
            <text:p>105</text:p>
          </table:table-cell>
          <table:table-cell table:number-columns-repeated="4"/>
          <table:table-cell table:style-name="ce8" office:value-type="string">
            <text:p><text:s text:c="2"/>{</text:p>
          </table:table-cell>
          <table:table-cell table:style-name="ce8" table:formula="of:=[.A35]*10" office:value-type="float" office:value="570">
            <text:p>570</text:p>
          </table:table-cell>
          <table:table-cell table:style-name="ce8" office:value-type="string">
            <text:p>,</text:p>
          </table:table-cell>
          <table:table-cell table:style-name="ce9" table:formula="of:=[.C35]" office:value-type="float" office:value="105">
            <text:p>105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.39">
            <text:p>1.39</text:p>
          </table:table-cell>
          <table:table-cell table:style-name="ce6" table:formula="of:=[.B36]/[.$C$25]*256" office:value-type="float" office:value="86.875">
            <text:p>87</text:p>
          </table:table-cell>
          <table:table-cell table:number-columns-repeated="4"/>
          <table:table-cell table:style-name="ce8" office:value-type="string">
            <text:p><text:s text:c="2"/>{</text:p>
          </table:table-cell>
          <table:table-cell table:style-name="ce8" table:formula="of:=[.A36]*10" office:value-type="float" office:value="640">
            <text:p>640</text:p>
          </table:table-cell>
          <table:table-cell table:style-name="ce8" office:value-type="string">
            <text:p>,</text:p>
          </table:table-cell>
          <table:table-cell table:style-name="ce9" table:formula="of:=[.C36]" office:value-type="float" office:value="86.875">
            <text:p>87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.19">
            <text:p>1.19</text:p>
          </table:table-cell>
          <table:table-cell table:style-name="ce6" table:formula="of:=[.B37]/[.$C$25]*256" office:value-type="float" office:value="74.375">
            <text:p>74</text:p>
          </table:table-cell>
          <table:table-cell table:number-columns-repeated="4"/>
          <table:table-cell table:style-name="ce8" office:value-type="string">
            <text:p><text:s text:c="2"/>{</text:p>
          </table:table-cell>
          <table:table-cell table:style-name="ce8" table:formula="of:=[.A37]*10" office:value-type="float" office:value="700">
            <text:p>700</text:p>
          </table:table-cell>
          <table:table-cell table:style-name="ce8" office:value-type="string">
            <text:p>,</text:p>
          </table:table-cell>
          <table:table-cell table:style-name="ce9" table:formula="of:=[.C37]" office:value-type="float" office:value="74.375">
            <text:p>74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99">
            <text:p>0.99</text:p>
          </table:table-cell>
          <table:table-cell table:style-name="ce6" table:formula="of:=[.B38]/[.$C$25]*256" office:value-type="float" office:value="61.875">
            <text:p>62</text:p>
          </table:table-cell>
          <table:table-cell table:number-columns-repeated="4"/>
          <table:table-cell table:style-name="ce8" office:value-type="string">
            <text:p><text:s text:c="2"/>{</text:p>
          </table:table-cell>
          <table:table-cell table:style-name="ce8" table:formula="of:=[.A38]*10" office:value-type="float" office:value="760">
            <text:p>760</text:p>
          </table:table-cell>
          <table:table-cell table:style-name="ce8" office:value-type="string">
            <text:p>,</text:p>
          </table:table-cell>
          <table:table-cell table:style-name="ce9" table:formula="of:=[.C38]" office:value-type="float" office:value="61.875">
            <text:p>62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85">
            <text:p>0.85</text:p>
          </table:table-cell>
          <table:table-cell table:style-name="ce6" table:formula="of:=[.B39]/[.$C$25]*256" office:value-type="float" office:value="53.125">
            <text:p>53</text:p>
          </table:table-cell>
          <table:table-cell table:number-columns-repeated="4"/>
          <table:table-cell table:style-name="ce8" office:value-type="string">
            <text:p><text:s text:c="2"/>{</text:p>
          </table:table-cell>
          <table:table-cell table:style-name="ce8" table:formula="of:=[.A39]*10" office:value-type="float" office:value="810">
            <text:p>810</text:p>
          </table:table-cell>
          <table:table-cell table:style-name="ce8" office:value-type="string">
            <text:p>,</text:p>
          </table:table-cell>
          <table:table-cell table:style-name="ce9" table:formula="of:=[.C39]" office:value-type="float" office:value="53.125">
            <text:p>53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2" table:formula="of:=[.B39]+([.A40]-[.A39])/([.A39]-[.A38])*([.B39]-[.B38])" office:value-type="float" office:value="0.318">
            <text:p>0.318</text:p>
          </table:table-cell>
          <table:table-cell table:style-name="ce5" table:formula="of:=[.B40]/[.$C$25]*256" office:value-type="float" office:value="19.875">
            <text:p>20</text:p>
          </table:table-cell>
          <table:table-cell table:number-columns-repeated="4"/>
          <table:table-cell table:style-name="ce8" office:value-type="string">
            <text:p><text:s text:c="2"/>{</text:p>
          </table:table-cell>
          <table:table-cell table:style-name="ce8" table:formula="of:=[.A40]*10" office:value-type="float" office:value="1000">
            <text:p>1000</text:p>
          </table:table-cell>
          <table:table-cell table:style-name="ce8" office:value-type="string">
            <text:p>,</text:p>
          </table:table-cell>
          <table:table-cell table:style-name="ce9" table:formula="of:=[.C40]" office:value-type="float" office:value="19.875">
            <text:p>20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/>
          <table:table-cell table:style-name="ce2"/>
          <table:table-cell table:style-name="ce5"/>
          <table:table-cell table:number-columns-repeated="4"/>
          <table:table-cell table:style-name="ce8" office:value-type="string">
            <text:p><text:s text:c="2"/>{</text:p>
          </table:table-cell>
          <table:table-cell table:style-name="ce8" office:value-type="float" office:value="65535">
            <text:p>65535</text:p>
          </table:table-cell>
          <table:table-cell table:style-name="ce8" office:value-type="string">
            <text:p>,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},</text:p>
          </table:table-cell>
        </table:table-row>
        <table:table-row table:style-name="ro1">
          <table:table-cell table:number-columns-repeated="7"/>
          <table:table-cell table:style-name="ce8" office:value-type="string">
            <text:p>};</text:p>
          </table:table-cell>
          <table:table-cell table:style-name="ce8" table:number-columns-repeated="2"/>
          <table:table-cell table:style-name="ce9"/>
          <table:table-cell table:style-name="ce8"/>
        </table:table-row>
        <table:table-row table:style-name="ro1" table:number-rows-repeated="104853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0000-00-00T16:38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5T16:40:02</dc:date>
    <dc:creator>Josef Pavlik</dc:creator>
    <meta:generator>LibreOffice/4.0.6.2$Linux_X86_64 LibreOffice_project/2e2573268451a50806fcd60ae2d9fe01dd0ce24</meta:generator>
    <meta:editing-duration>PT23H53M21S</meta:editing-duration>
    <meta:editing-cycles>8</meta:editing-cycles>
    <meta:document-statistic meta:table-count="1" meta:cell-count="266" meta:object-count="0"/>
  </office:meta>
</office:document-meta>
</file>